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line-height="150%"/>
      <style:text-properties fo:font-weight="bold" style:font-weight-asian="bold" fo:font-size="12pt" style:font-size-asian="12pt"/>
    </style:style>
    <style:style style:name="P2" style:parent-style-name="Normalny" style:family="paragraph">
      <style:paragraph-properties fo:line-height="150%"/>
    </style:style>
    <style:style style:name="T3" style:parent-style-name="Domyślnaczcionkaakapitu" style:family="text">
      <style:text-properties fo:font-weight="bold" style:font-weight-asian="bold" fo:font-size="12pt" style:font-size-asian="12pt"/>
    </style:style>
    <style:style style:name="P4" style:parent-style-name="Akapitzlistą" style:list-style-name="LFO1" style:family="paragraph">
      <style:paragraph-properties fo:line-height="150%" fo:margin-left="0.1972in" fo:text-indent="-0.1972in">
        <style:tab-stops/>
      </style:paragraph-properties>
    </style:style>
    <style:style style:name="P5" style:parent-style-name="Akapitzlistą" style:list-style-name="LFO1" style:family="paragraph">
      <style:paragraph-properties fo:line-height="150%" fo:margin-left="0.1972in" fo:text-indent="-0.1972in">
        <style:tab-stops/>
      </style:paragraph-properties>
    </style:style>
    <style:style style:name="P6" style:parent-style-name="Akapitzlistą" style:list-style-name="LFO1" style:family="paragraph">
      <style:paragraph-properties fo:line-height="150%" fo:margin-left="0.1972in" fo:text-indent="-0.1972in">
        <style:tab-stops/>
      </style:paragraph-properties>
    </style:style>
    <style:style style:name="P7" style:parent-style-name="Akapitzlistą" style:list-style-name="LFO1" style:family="paragraph">
      <style:paragraph-properties fo:line-height="150%" fo:margin-left="0.1972in" fo:text-indent="-0.1972in">
        <style:tab-stops/>
      </style:paragraph-properties>
    </style:style>
    <style:style style:name="P8" style:parent-style-name="Akapitzlistą" style:list-style-name="LFO1" style:family="paragraph">
      <style:paragraph-properties fo:line-height="150%" fo:margin-left="0.1972in" fo:text-indent="-0.1972in">
        <style:tab-stops/>
      </style:paragraph-properties>
    </style:style>
    <style:style style:name="P9" style:parent-style-name="Akapitzlistą" style:family="paragraph">
      <style:paragraph-properties fo:line-height="150%" fo:margin-left="0.1972in">
        <style:tab-stops/>
      </style:paragraph-properties>
    </style:style>
    <style:style style:name="P10" style:parent-style-name="Normalny" style:family="paragraph">
      <style:paragraph-properties fo:line-height="150%"/>
    </style:style>
    <style:style style:name="P11" style:parent-style-name="Normalny" style:family="paragraph">
      <style:paragraph-properties fo:line-height="150%"/>
    </style:style>
  </office:automatic-styles>
  <office:body>
    <office:text text:use-soft-page-breaks="true">
      <text:p text:style-name="P1">SPRAWDZIAN: DATY, WALIDACJA, ANIMCJE, ZDARZENIA.</text:p>
      <text:p text:style-name="P2"><text:span text:style-name="T3">Opracuj witrynę internetową zawierającą</text:span></text:p>
      <text:list text:style-name="LFO1" text:continue-numbering="true">
        <text:list-item>
          <text:p text:style-name="P4">Pole tekstowe do którego użytkownik będzie wpisywał swoją datę urodzenia (Pole powinno być takiego typu aby użytkownik mógł wprowadzić tylko datę).</text:p>
        </text:list-item>
        <text:list-item>
          <text:p text:style-name="P5">W momencie uaktywnienia tego pola powinno ono zmienić swoje tło na czerwone a czcionka powinna być biała. W momencie opuszczenia pola tło powinno być zielone a czcionka żółta pogrubiona.</text:p>
        </text:list-item>
        <text:list-item>
          <text:p text:style-name="P6">Pod polem tekstowym umieść przycisk koloru zielonego, którego kliknięcie spowoduje, że pod przyciskiem ukaże się informacja ile dni przeżył użytkownik. Jeżeli użytkownik jest pełnoletni to powinna pojawić się informacja PEŁNOLETNI a jeżeli nie skończył 18 lat to informacja NIEPEŁNOLETNI. Przycisk sformatuj tak aby po najechaniu myszką zmieniał swoje tło na niebieskie a po opuszczeniu kursora myszki kolor znowu powinien zrobić się zielony.<text:s/></text:p>
        </text:list-item>
        <text:list-item>
          <text:p text:style-name="P7">Pod spodem umieść napis „WALIDACJA KLASY” – wielkość czcionki 200%. Pod napisem umieść pole tekstowe, do którego użytkownik wpisze klasę w pewnej szkole, w której się uczy. <text:s/>(Klasa musi spełniać odpowiednie warunki (Pierwszym znakiem ma być cyfra od 1 do 5 oznaczająca poziom – rok nauki, następnie DUŻA litera T,L lub B oznaczająca typ szkoły T-technikum, L-liceum, B-szkoła branżowa. Trzeci znak dowolne małe litery (od 1 do 3 liter) oznaczające profil np. 1Tinf, 2Bel, 3Ofiz, 5Tinf … Dokonaj walidacji tego pola opracowując odpowiedni wzorzec. Jeżeli użytkownik wprowadzi poprawną wartość to po opuszczeniu pola pod przyciskiem powinien pojawić się napis KLASA POPRAWNA lub napis BŁĄD WPROWADZANIA KLASY.<text:s/></text:p>
        </text:list-item>
        <text:list-item>
          <text:p text:style-name="P8">Kliknięcie myszką w napis WALIDACJA KLASY powinno uruchamiać animację (PULSOWANIE i ZMIANA KOLORU) (Tekst powinien zmieniać kolor co<text:s/>0,5 sekundy<text:s/>( na zmianę czarny-zielony) oraz powinien powiększać się do jakiegoś rozmiaru<text:s/>(500%)<text:s/>i wracać do stanu początkowego – cyklicznie. Dwukrotne kliknięcie w napis powinno zatrzymać animację i powrót<text:s/>napisu<text:s/>do wartości początkowych.</text:p>
        </text:list-item>
      </text:list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otr Ciechanowicz</meta:initial-creator>
    <dc:creator>Piotr Ciechanowicz</dc:creator>
    <meta:creation-date>2023-03-07T09:11:00Z</meta:creation-date>
    <dc:date>2023-03-07T09:58:00Z</dc:date>
    <meta:template xlink:href="Normal.dotm" xlink:type="simple"/>
    <meta:editing-cycles>4</meta:editing-cycles>
    <meta:editing-duration>PT2340S</meta:editing-duration>
    <meta:document-statistic meta:page-count="1" meta:paragraph-count="3" meta:word-count="279" meta:character-count="1950" meta:row-count="13" meta:non-whitespace-character-count="1674"/>
  </office:meta>
</office:document-meta>
</file>